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4a32" officeooo:paragraph-rsid="00154a32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54a32" officeooo:paragraph-rsid="00154a3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am Gryczka</text:p>
      <text:p text:style-name="P1">19 kwietnia 2018</text:p>
      <text:p text:style-name="P1"/>
      <text:p text:style-name="P1">Wymagane komponenty do działania systemu dla cześci serwerowej.</text:p>
      <text:p text:style-name="P1"/>
      <text:list xml:id="list15895492" text:style-name="L1">
        <text:list-item>
          <text:p text:style-name="P2">Matlab 2018a (na pewno Image Processing Toolbox, ale zalecam pełny pakiet Matlaba zainstalować)</text:p>
        </text:list-item>
        <text:list-item>
          <text:p text:style-name="P2">SQL Server Express 2017</text:p>
        </text:list-item>
        <text:list-item>
          <text:p text:style-name="P2">SQL Server Management Studio</text:p>
        </text:list-item>
        <text:list-item>
          <text:p text:style-name="P2">Włączona usługa IIS na serwerze wraz z odpowiednimi opcjami (patrz instrukcja “prod_deployment_manual”, druga strona sekcja “Inne uwagi”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3:16:04.710000000</meta:creation-date>
    <dc:date>2018-04-19T13:19:29.044000000</dc:date>
    <meta:editing-duration>PT3M25S</meta:editing-duration>
    <meta:editing-cycles>1</meta:editing-cycles>
    <meta:document-statistic meta:table-count="0" meta:image-count="0" meta:object-count="0" meta:page-count="1" meta:paragraph-count="7" meta:word-count="55" meta:character-count="382" meta:non-whitespace-character-count="338"/>
    <meta:generator>LibreOffice/5.3.7.2$Windows_X86_64 LibreOffice_project/6b8ed514a9f8b44d37a1b96673cbbdd077e24059</meta:generator>
  </office:meta>
</office:document-meta>
</file>